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A033CFB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3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text-shadow="1pt 1pt" fo:font-weight="bold" style:font-name-asian="Segoe UI1" style:font-size-asian="10pt" style:font-weight-asian="bold" style:font-name-complex="Segoe UI1" style:font-size-complex="10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P7" style:family="paragraph">
      <style:paragraph-properties fo:margin-left="0cm" fo:margin-right="0cm" fo:margin-top="0cm" fo:margin-bottom="0cm" fo:text-align="start" fo:text-indent="0.318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color="#ffffff" style:font-name="Segoe UI1" fo:font-size="32pt" fo:font-weight="normal" style:font-name-asian="Segoe UI1" style:font-size-asian="32pt" style:font-weight-asian="normal" style:font-name-complex="Segoe UI1" style:font-size-complex="32pt" style:font-weight-complex="normal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font-name="Segoe UI" fo:font-size="26pt" fo:text-shadow="1pt 1pt" style:font-size-asian="26pt" style:font-size-complex="26pt"/>
    </style:style>
    <style:style style:name="T4" style:family="text">
      <style:text-properties fo:color="#ffffff" style:text-position="33%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5" style:family="text">
      <style:text-properties fo:color="#ffffff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6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654cm" svg:height="3.989cm" svg:x="1.27cm" svg:y="0.329cm">
          <draw:text-box>
            <text:p text:style-name="P1"><text:span text:style-name="T1">The Holy Gospel</text:span></text:p>
            <text:p text:style-name="P1"><text:span text:style-name="T2">John 15:9–17 </text:span></text:p>
            <text:p text:style-name="P2"><text:span text:style-name="T3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6" draw:layer="layout" svg:width="26.416cm" svg:height="6.35cm" svg:x="1.016cm" svg:y="0.508cm">
          <draw:text-box>
            <text:p text:style-name="P5"><text:span text:style-name="T4">9</text:span><text:span text:style-name="T5"> </text:span><text:span text:style-name="T6">As the Father has loved me, so have I loved you. Abide in my love. </text:span><text:span text:style-name="T4">10</text:span><text:span text:style-name="T5"> </text:span><text:span text:style-name="T6">If you keep my commandments, you will abide in my love, just as I have kept my Father’s commandments and abide in his lov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6" draw:layer="layout" svg:width="25.146cm" svg:height="6.604cm" svg:x="1.524cm" svg:y="0.508cm">
          <draw:text-box>
            <text:p text:style-name="P5"><text:span text:style-name="T4">11</text:span><text:span text:style-name="T5"> </text:span><text:span text:style-name="T6">These things I have spoken to you, that my joy may be in you, and that your joy may be full.</text:span></text:p>
            <text:p text:style-name="P7"><text:span text:style-name="T4">12</text:span><text:span text:style-name="T5"> </text:span><text:span text:style-name="T6">[Jesus said:] “This is my commandment, that you love one another as I have loved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5" draw:text-style-name="P6" draw:layer="layout" svg:width="25.654cm" svg:height="8.128cm" svg:x="1.27cm" svg:y="0.508cm">
          <draw:text-box>
            <text:p text:style-name="P5"><text:span text:style-name="T4">13</text:span><text:span text:style-name="T5"> </text:span><text:span text:style-name="T6">Greater love has no one than this, that someone lays down his life for his friends. </text:span><text:span text:style-name="T4">14</text:span><text:span text:style-name="T5"> </text:span><text:span text:style-name="T6">You are my friends if you do what I command you. </text:span><text:span text:style-name="T4">15</text:span><text:span text:style-name="T5"> </text:span><text:span text:style-name="T6">No longer do I call you servants, for the servant does not know what his master is doing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6" draw:text-style-name="P6" draw:layer="layout" svg:width="25.4cm" svg:height="7.766cm" svg:x="1.27cm" svg:y="0.51cm">
          <draw:text-box>
            <text:p text:style-name="P5"><text:span text:style-name="T6">but I have called you friends, for all that I have heard from my Father I have made known to you. </text:span></text:p>
            <text:p text:style-name="P5"><text:span text:style-name="T4">16</text:span><text:span text:style-name="T5"> </text:span><text:span text:style-name="T6">You did not choose me, but I chose you and appointed you that you should go and bear fruit and that your fruit should abid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7" draw:text-style-name="P6" draw:layer="layout" svg:width="25.908cm" svg:height="6.263cm" svg:x="1.016cm" svg:y="0.508cm">
          <draw:text-box>
            <text:p text:style-name="P5"><text:span text:style-name="T6">so that whatever you ask the Father in my name, he may give it to you. </text:span><text:span text:style-name="T4">17</text:span><text:span text:style-name="T5"> </text:span><text:span text:style-name="T6">These things I command you, so that you will love one another.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A033C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8T15:05:49.316000000</meta:creation-date>
    <dc:title>Hymn template</dc:title>
    <meta:editing-duration>PT47S</meta:editing-duration>
    <meta:editing-cycles>2</meta:editing-cycles>
    <meta:generator>LibreOffice/4.4.2.2$Windows_x86 LibreOffice_project/c4c7d32d0d49397cad38d62472b0bc8acff48dd6</meta:generator>
    <meta:initial-creator>Arthur Hoch</meta:initial-creator>
    <dc:date>2015-05-08T15:30:27.455000000</dc:date>
    <dc:creator>Arthur Hoch</dc:creator>
    <meta:document-statistic meta:object-count="39"/>
    <meta:template xlink:type="simple" xlink:actuate="onRequest" xlink:title="Hymn template" xlink:href="../../AppData/Roaming/LibreOffice/4/user/template/Worship%20Templsates/Hymn%20template.otp" meta:date="2015-05-08T15:05:49.050000000"/>
  </office:meta>
</office:document-meta>
</file>